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0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7">
      <style:table-cell-properties fo:background-color="#32cd32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29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29">
      <style:table-cell-properties fo:background-color="#32cd32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Default"/>
        <table:table-row table:style-name="ro1">
          <table:table-cell office:value-type="float" office:value="23.861" calcext:value-type="float">
            <text:p>23.861</text:p>
          </table:table-cell>
          <table:table-cell office:value-type="float" office:value="23.52" calcext:value-type="float">
            <text:p>23.5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.979" calcext:value-type="float">
            <text:p>21.979</text:p>
          </table:table-cell>
          <table:table-cell office:value-type="float" office:value="16.574" calcext:value-type="float">
            <text:p>16.5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 table:number-columns-spanned="8" table:number-rows-spanned="1">
            <text:p>Tempos</text:p>
          </table:table-cell>
          <table:covered-table-cell table:number-columns-repeated="7"/>
        </table:table-row>
        <table:table-row table:style-name="ro1">
          <table:table-cell office:value-type="float" office:value="28.643" calcext:value-type="float">
            <text:p>28.643</text:p>
          </table:table-cell>
          <table:table-cell office:value-type="float" office:value="19.131" calcext:value-type="float">
            <text:p>19.1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Mediana</text:p>
          </table:table-cell>
          <table:table-cell table:style-name="ce5" office:value-type="string" calcext:value-type="string">
            <text:p>Variânc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Mínimo</text:p>
          </table:table-cell>
          <table:table-cell table:style-name="ce5" office:value-type="string" calcext:value-type="string">
            <text:p>1º Quartil</text:p>
          </table:table-cell>
          <table:table-cell table:style-name="ce5" office:value-type="string" calcext:value-type="string">
            <text:p>3º Quartil</text:p>
          </table:table-cell>
          <table:table-cell table:style-name="ce5" office:value-type="string" calcext:value-type="string">
            <text:p>Máximo</text:p>
          </table:table-cell>
        </table:table-row>
        <table:table-row table:style-name="ro1">
          <table:table-cell office:value-type="float" office:value="14.754" calcext:value-type="float">
            <text:p>14.754</text:p>
          </table:table-cell>
          <table:table-cell office:value-type="float" office:value="17.291" calcext:value-type="float">
            <text:p>17.2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riginal</text:p>
          </table:table-cell>
          <table:table-cell table:style-name="ce6" table:formula="of:=AVERAGE([.$B$1:.$B$135])" office:value-type="float" office:value="31.288992481203" calcext:value-type="float">
            <text:p>31.289</text:p>
          </table:table-cell>
          <table:table-cell table:style-name="ce6" table:formula="of:=MEDIAN([.$B$1:.$B$135])" office:value-type="float" office:value="18.797" calcext:value-type="float">
            <text:p>18.797</text:p>
          </table:table-cell>
          <table:table-cell table:style-name="ce6" table:formula="of:=VAR([.$B$1:.$B$135])" office:value-type="float" office:value="9444.40739356812" calcext:value-type="float">
            <text:p>9,444.407</text:p>
          </table:table-cell>
          <table:table-cell table:style-name="ce6" table:formula="of:=STDEV([.$B$1:.$B$135])" office:value-type="float" office:value="97.182340955382" calcext:value-type="float">
            <text:p>97.182</text:p>
          </table:table-cell>
          <table:table-cell table:style-name="ce6" table:formula="of:=QUARTILE([.$B$1:.$B$135]; 0)" office:value-type="float" office:value="14.255" calcext:value-type="float">
            <text:p>14.255</text:p>
          </table:table-cell>
          <table:table-cell table:style-name="ce6" table:formula="of:=QUARTILE([.$B$1:.$B$135]; 1)" office:value-type="float" office:value="16.976" calcext:value-type="float">
            <text:p>16.976</text:p>
          </table:table-cell>
          <table:table-cell table:style-name="ce6" table:formula="of:=QUARTILE([.$B$1:.$B$135]; 3)" office:value-type="float" office:value="21.76" calcext:value-type="float">
            <text:p>21.760</text:p>
          </table:table-cell>
          <table:table-cell table:style-name="ce6" table:formula="of:=QUARTILE([.$B$1:.$B$135]; 4)" office:value-type="float" office:value="999.579" calcext:value-type="float">
            <text:p>999.579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7.671" calcext:value-type="float">
            <text:p>17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Grupo</text:p>
          </table:table-cell>
          <table:table-cell table:style-name="ce6" table:formula="of:=AVERAGE([.$A$1:.$A$20])" office:value-type="float" office:value="17.303" calcext:value-type="float">
            <text:p>17.303</text:p>
          </table:table-cell>
          <table:table-cell table:style-name="ce6" table:formula="of:=MEDIAN([.$A$1:.$A$20])" office:value-type="float" office:value="15.403" calcext:value-type="float">
            <text:p>15.403</text:p>
          </table:table-cell>
          <table:table-cell table:style-name="ce6" table:formula="of:=VAR([.$A$1:.$A$20])" office:value-type="float" office:value="17.5713109473684" calcext:value-type="float">
            <text:p>17.571</text:p>
          </table:table-cell>
          <table:table-cell table:style-name="ce6" table:formula="of:=STDEV([.$A$1:.$A$20])" office:value-type="float" office:value="4.19181475585079" calcext:value-type="float">
            <text:p>4.192</text:p>
          </table:table-cell>
          <table:table-cell table:style-name="ce6" table:formula="of:=QUARTILE([.$A$1:.$A$20]; 0)" office:value-type="float" office:value="12.231" calcext:value-type="float">
            <text:p>12.231</text:p>
          </table:table-cell>
          <table:table-cell table:style-name="ce6" table:formula="of:=QUARTILE([.$A$1:.$A$20]; 1)" office:value-type="float" office:value="14.702" calcext:value-type="float">
            <text:p>14.702</text:p>
          </table:table-cell>
          <table:table-cell table:style-name="ce6" table:formula="of:=QUARTILE([.$A$1:.$A$20]; 3)" office:value-type="float" office:value="18.9985" calcext:value-type="float">
            <text:p>18.999</text:p>
          </table:table-cell>
          <table:table-cell table:style-name="ce6" table:formula="of:=QUARTILE([.$A$1:.$A$20]; 4)" office:value-type="float" office:value="28.643" calcext:value-type="float">
            <text:p>28.643</text:p>
          </table:table-cell>
        </table:table-row>
        <table:table-row table:style-name="ro1">
          <table:table-cell office:value-type="float" office:value="14.536" calcext:value-type="float">
            <text:p>14.536</text:p>
          </table:table-cell>
          <table:table-cell office:value-type="float" office:value="19.259" calcext:value-type="float">
            <text:p>19.2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ferença</text:p>
          </table:table-cell>
          <table:table-cell table:style-name="ce7" table:formula="of:=-([.I4]-[.I5])" office:value-type="float" office:value="-13.985992481203" calcext:value-type="float">
            <text:p>-13.986</text:p>
          </table:table-cell>
          <table:table-cell table:style-name="ce7" table:formula="of:=-([.J4]-[.J5])" office:value-type="float" office:value="-3.394" calcext:value-type="float">
            <text:p>-3.394</text:p>
          </table:table-cell>
          <table:table-cell table:style-name="ce7" table:formula="of:=-([.K4]-[.K5])" office:value-type="float" office:value="-9426.83608262076" calcext:value-type="float">
            <text:p>-9,426.836</text:p>
          </table:table-cell>
          <table:table-cell table:style-name="ce7" table:formula="of:=-([.L4]-[.L5])" office:value-type="float" office:value="-92.9905261995313" calcext:value-type="float">
            <text:p>-92.991</text:p>
          </table:table-cell>
          <table:table-cell table:style-name="ce9" table:formula="of:=-([.M4]-[.M5])" office:value-type="float" office:value="-2.024" calcext:value-type="float">
            <text:p>-2.024</text:p>
          </table:table-cell>
          <table:table-cell table:style-name="ce7" table:formula="of:=-([.N4]-[.N5])" office:value-type="float" office:value="-2.274" calcext:value-type="float">
            <text:p>-2.274</text:p>
          </table:table-cell>
          <table:table-cell table:style-name="ce7" table:formula="of:=-([.O4]-[.O5])" office:value-type="float" office:value="-2.7615" calcext:value-type="float">
            <text:p>-2.762</text:p>
          </table:table-cell>
          <table:table-cell table:style-name="ce7" table:formula="of:=-([.P4]-[.P5])" office:value-type="float" office:value="-970.936" calcext:value-type="float">
            <text:p>-970.936</text:p>
          </table:table-cell>
        </table:table-row>
        <table:table-row table:style-name="ro1">
          <table:table-cell office:value-type="float" office:value="17.383" calcext:value-type="float">
            <text:p>17.383</text:p>
          </table:table-cell>
          <table:table-cell office:value-type="float" office:value="15.122" calcext:value-type="float">
            <text:p>15.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float" office:value="18.23" calcext:value-type="float">
            <text:p>18.230</text:p>
          </table:table-cell>
          <table:table-cell office:value-type="float" office:value="16.919" calcext:value-type="float">
            <text:p>16.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8" office:value-type="string" calcext:value-type="string" table:number-columns-spanned="4" table:number-rows-spanned="1">
            <text:p>Erro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22.297" calcext:value-type="float">
            <text:p>22.297</text:p>
          </table:table-cell>
          <table:table-cell office:value-type="float" office:value="23.943" calcext:value-type="float">
            <text:p>23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Mediana</text:p>
          </table:table-cell>
          <table:table-cell table:style-name="ce5" office:value-type="string" calcext:value-type="string">
            <text:p>Mínimo</text:p>
          </table:table-cell>
          <table:table-cell table:style-name="ce5" office:value-type="string" calcext:value-type="string">
            <text:p>Máximo</text:p>
          </table:table-cell>
          <table:table-cell table:number-columns-repeated="2"/>
        </table:table-row>
        <table:table-row table:style-name="ro1">
          <table:table-cell office:value-type="float" office:value="15.193" calcext:value-type="float">
            <text:p>15.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Original</text:p>
          </table:table-cell>
          <table:table-cell table:style-name="ce6" table:formula="of:=AVERAGE([.$E$1:.$E$135])" office:value-type="float" office:value="1.45185185185185" calcext:value-type="float">
            <text:p>1.452</text:p>
          </table:table-cell>
          <table:table-cell table:style-name="ce10" table:formula="of:=MEDIAN([.$E$1:.$E$135])" office:value-type="float" office:value="1" calcext:value-type="float">
            <text:p>1.0</text:p>
          </table:table-cell>
          <table:table-cell table:style-name="ce10" table:formula="of:=QUARTILE([.$E$1:.$E$135]; 0)" office:value-type="float" office:value="0" calcext:value-type="float">
            <text:p>0.0</text:p>
          </table:table-cell>
          <table:table-cell table:style-name="ce10" table:formula="of:=QUARTILE([.$E$1:.$E$135]; 4)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float" office:value="15.613" calcext:value-type="float">
            <text:p>15.613</text:p>
          </table:table-cell>
          <table:table-cell office:value-type="float" office:value="22.356" calcext:value-type="float">
            <text:p>22.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Grupo</text:p>
          </table:table-cell>
          <table:table-cell table:style-name="ce6" table:formula="of:=AVERAGE([.$C$1:.$C$20])" office:value-type="float" office:value="1.7" calcext:value-type="float">
            <text:p>1.700</text:p>
          </table:table-cell>
          <table:table-cell table:style-name="ce10" table:formula="of:=MEDIAN([.$C$1:.$C$20])" office:value-type="float" office:value="1.5" calcext:value-type="float">
            <text:p>1.5</text:p>
          </table:table-cell>
          <table:table-cell table:style-name="ce10" table:formula="of:=QUARTILE([.$C$1:.$C$20]; 0)" office:value-type="float" office:value="0" calcext:value-type="float">
            <text:p>0.0</text:p>
          </table:table-cell>
          <table:table-cell table:style-name="ce10" table:formula="of:=QUARTILE([.$C$1:.$C$20]; 4)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float" office:value="12.231" calcext:value-type="float">
            <text:p>12.231</text:p>
          </table:table-cell>
          <table:table-cell office:value-type="float" office:value="20.506" calcext:value-type="float">
            <text:p>20.5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Diferença</text:p>
          </table:table-cell>
          <table:table-cell table:style-name="ce9" table:formula="of:=-([.K10]-[.K11])" office:value-type="float" office:value="0.248148148148148" calcext:value-type="float">
            <text:p>0.248</text:p>
          </table:table-cell>
          <table:table-cell table:style-name="ce11" table:formula="of:=-([.L10]-[.L11])" office:value-type="float" office:value="0.5" calcext:value-type="float">
            <text:p>0.5</text:p>
          </table:table-cell>
          <table:table-cell table:style-name="ce12" table:formula="of:=-([.M10]-[.M11])" office:value-type="float" office:value="-0" calcext:value-type="float">
            <text:p>0.0</text:p>
          </table:table-cell>
          <table:table-cell table:style-name="ce12" table:formula="of:=-([.N10]-[.N11])" office:value-type="float" office:value="-4" calcext:value-type="float">
            <text:p>-4.0</text:p>
          </table:table-cell>
          <table:table-cell table:number-columns-repeated="2"/>
        </table:table-row>
        <table:table-row table:style-name="ro1">
          <table:table-cell office:value-type="float" office:value="13.758" calcext:value-type="float">
            <text:p>13.758</text:p>
          </table:table-cell>
          <table:table-cell office:value-type="float" office:value="40.354" calcext:value-type="float">
            <text:p>40.3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.104" calcext:value-type="float">
            <text:p>15.104</text:p>
          </table:table-cell>
          <table:table-cell office:value-type="float" office:value="568.85" calcext:value-type="float">
            <text:p>568.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8" office:value-type="string" calcext:value-type="string" table:number-columns-spanned="4" table:number-rows-spanned="1">
            <text:p>Falha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float" office:value="14.6" calcext:value-type="float">
            <text:p>14.600</text:p>
          </table:table-cell>
          <table:table-cell office:value-type="float" office:value="18.418" calcext:value-type="float">
            <text:p>18.4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Mediana</text:p>
          </table:table-cell>
          <table:table-cell table:style-name="ce5" office:value-type="string" calcext:value-type="string">
            <text:p>Mínimo</text:p>
          </table:table-cell>
          <table:table-cell table:style-name="ce5" office:value-type="string" calcext:value-type="string">
            <text:p>Máximo</text:p>
          </table:table-cell>
          <table:table-cell table:number-columns-repeated="2"/>
        </table:table-row>
        <table:table-row table:style-name="ro1">
          <table:table-cell office:value-type="float" office:value="20.293" calcext:value-type="float">
            <text:p>20.293</text:p>
          </table:table-cell>
          <table:table-cell office:value-type="float" office:value="19.476" calcext:value-type="float">
            <text:p>19.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Original</text:p>
          </table:table-cell>
          <table:table-cell table:style-name="ce6" table:formula="of:=AVERAGE([.$F$1:.$F$135])" office:value-type="float" office:value="0.4" calcext:value-type="float">
            <text:p>0.400</text:p>
          </table:table-cell>
          <table:table-cell table:style-name="ce10" table:formula="of:=MEDIAN([.$F$1:.$F$135])" office:value-type="float" office:value="0" calcext:value-type="float">
            <text:p>0.0</text:p>
          </table:table-cell>
          <table:table-cell table:style-name="ce10" table:formula="of:=QUARTILE([.$F$1:.$F$135]; 0)" office:value-type="float" office:value="0" calcext:value-type="float">
            <text:p>0.0</text:p>
          </table:table-cell>
          <table:table-cell table:style-name="ce10" table:formula="of:=QUARTILE([.$F$1:.$F$135]; 4)" office:value-type="float" office:value="20" calcext:value-type="float">
            <text:p>20.0</text:p>
          </table:table-cell>
          <table:table-cell table:number-columns-repeated="2"/>
        </table:table-row>
        <table:table-row table:style-name="ro1">
          <table:table-cell office:value-type="float" office:value="18.567" calcext:value-type="float">
            <text:p>18.567</text:p>
          </table:table-cell>
          <table:table-cell office:value-type="float" office:value="20.506" calcext:value-type="float">
            <text:p>20.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Grupo</text:p>
          </table:table-cell>
          <table:table-cell table:style-name="ce6" table:formula="of:=AVERAGE([.$D$1:.$D$20])" office:value-type="float" office:value="0.05" calcext:value-type="float">
            <text:p>0.050</text:p>
          </table:table-cell>
          <table:table-cell table:style-name="ce10" table:formula="of:=MEDIAN([.$D$1:.$D$20])" office:value-type="float" office:value="0" calcext:value-type="float">
            <text:p>0.0</text:p>
          </table:table-cell>
          <table:table-cell table:style-name="ce10" table:formula="of:=QUARTILE([.$D$1:.$D$20]; 0)" office:value-type="float" office:value="0" calcext:value-type="float">
            <text:p>0.0</text:p>
          </table:table-cell>
          <table:table-cell table:style-name="ce10" table:formula="of:=QUARTILE([.$D$1:.$D$20]; 4)"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12.995" calcext:value-type="float">
            <text:p>12.995</text:p>
          </table:table-cell>
          <table:table-cell office:value-type="float" office:value="15.607" calcext:value-type="float">
            <text:p>15.6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Diferença</text:p>
          </table:table-cell>
          <table:table-cell table:style-name="ce7" table:formula="of:=-([.K16]-[.K17])" office:value-type="float" office:value="-0.35" calcext:value-type="float">
            <text:p>-0.350</text:p>
          </table:table-cell>
          <table:table-cell table:style-name="ce12" table:formula="of:=-([.L16]-[.L17])" office:value-type="float" office:value="-0" calcext:value-type="float">
            <text:p>0.0</text:p>
          </table:table-cell>
          <table:table-cell table:style-name="ce12" table:formula="of:=-([.M16]-[.M17])" office:value-type="float" office:value="-0" calcext:value-type="float">
            <text:p>0.0</text:p>
          </table:table-cell>
          <table:table-cell table:style-name="ce12" table:formula="of:=-([.N16]-[.N17])" office:value-type="float" office:value="-19" calcext:value-type="float">
            <text:p>-19.0</text:p>
          </table:table-cell>
          <table:table-cell table:number-columns-repeated="2"/>
        </table:table-row>
        <table:table-row table:style-name="ro1">
          <table:table-cell office:value-type="float" office:value="16.507" calcext:value-type="float">
            <text:p>16.507</text:p>
          </table:table-cell>
          <table:table-cell office:value-type="float" office:value="18.727" calcext:value-type="float">
            <text:p>18.7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14.78" calcext:value-type="float">
            <text:p>14.780</text:p>
          </table:table-cell>
          <table:table-cell office:value-type="float" office:value="23.819" calcext:value-type="float">
            <text:p>23.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211" calcext:value-type="float">
            <text:p>15.2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264" calcext:value-type="float">
            <text:p>17.26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132" calcext:value-type="float">
            <text:p>19.1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631" calcext:value-type="float">
            <text:p>16.6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534" calcext:value-type="float">
            <text:p>21.5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.492" calcext:value-type="float">
            <text:p>23.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.558" calcext:value-type="float">
            <text:p>35.55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309" calcext:value-type="float">
            <text:p>18.3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574" calcext:value-type="float">
            <text:p>20.57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654" calcext:value-type="float">
            <text:p>17.6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014" calcext:value-type="float">
            <text:p>17.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151" calcext:value-type="float">
            <text:p>21.1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276" calcext:value-type="float">
            <text:p>22.27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209" calcext:value-type="float">
            <text:p>21.20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792" calcext:value-type="float">
            <text:p>21.7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405" calcext:value-type="float">
            <text:p>17.4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876" calcext:value-type="float">
            <text:p>16.87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435" calcext:value-type="float">
            <text:p>21.4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471" calcext:value-type="float">
            <text:p>18.47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71" calcext:value-type="float">
            <text:p>18.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.205" calcext:value-type="float">
            <text:p>23.2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49" calcext:value-type="float">
            <text:p>18.0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941" calcext:value-type="float">
            <text:p>16.9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51" calcext:value-type="float">
            <text:p>20.5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598" calcext:value-type="float">
            <text:p>16.5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597" calcext:value-type="float">
            <text:p>16.5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.413" calcext:value-type="float">
            <text:p>27.4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801" calcext:value-type="float">
            <text:p>17.8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532" calcext:value-type="float">
            <text:p>17.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536" calcext:value-type="float">
            <text:p>19.5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31" calcext:value-type="float">
            <text:p>18.3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785" calcext:value-type="float">
            <text:p>17.7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97" calcext:value-type="float">
            <text:p>16.9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879" calcext:value-type="float">
            <text:p>22.8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284" calcext:value-type="float">
            <text:p>14.2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9.579" calcext:value-type="float">
            <text:p>999.57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779" calcext:value-type="float">
            <text:p>22.77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459" calcext:value-type="float">
            <text:p>15.4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885" calcext:value-type="float">
            <text:p>22.8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783" calcext:value-type="float">
            <text:p>16.7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568" calcext:value-type="float">
            <text:p>16.5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016" calcext:value-type="float">
            <text:p>17.0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672" calcext:value-type="float">
            <text:p>19.6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07" calcext:value-type="float">
            <text:p>18.0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84" calcext:value-type="float">
            <text:p>18.0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976" calcext:value-type="float">
            <text:p>16.9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485" calcext:value-type="float">
            <text:p>17.48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689" calcext:value-type="float">
            <text:p>17.68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064" calcext:value-type="float">
            <text:p>17.0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.879" calcext:value-type="float">
            <text:p>24.87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.169" calcext:value-type="float">
            <text:p>24.1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217" calcext:value-type="float">
            <text:p>16.21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286" calcext:value-type="float">
            <text:p>19.2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586" calcext:value-type="float">
            <text:p>17.5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409" calcext:value-type="float">
            <text:p>17.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005" calcext:value-type="float">
            <text:p>15.0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737" calcext:value-type="float">
            <text:p>15.7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809" calcext:value-type="float">
            <text:p>22.80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352" calcext:value-type="float">
            <text:p>16.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48" calcext:value-type="float">
            <text:p>16.4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265" calcext:value-type="float">
            <text:p>17.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5" calcext:value-type="float">
            <text:p>15.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912" calcext:value-type="float">
            <text:p>19.9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.15" calcext:value-type="float">
            <text:p>28.1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.499" calcext:value-type="float">
            <text:p>48.4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.509" calcext:value-type="float">
            <text:p>23.5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006" calcext:value-type="float">
            <text:p>22.0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.14" calcext:value-type="float">
            <text:p>24.1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946" calcext:value-type="float">
            <text:p>17.9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76" calcext:value-type="float">
            <text:p>21.76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856" calcext:value-type="float">
            <text:p>20.8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865" calcext:value-type="float">
            <text:p>19.8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748" calcext:value-type="float">
            <text:p>21.7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77" calcext:value-type="float">
            <text:p>19.7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452" calcext:value-type="float">
            <text:p>18.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.189" calcext:value-type="float">
            <text:p>23.18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419" calcext:value-type="float">
            <text:p>21.4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294" calcext:value-type="float">
            <text:p>19.2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675" calcext:value-type="float">
            <text:p>19.67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74" calcext:value-type="float">
            <text:p>14.7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352" calcext:value-type="float">
            <text:p>21.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245" calcext:value-type="float">
            <text:p>16.2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.27" calcext:value-type="float">
            <text:p>24.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977" calcext:value-type="float">
            <text:p>19.97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502" calcext:value-type="float">
            <text:p>20.5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712" calcext:value-type="float">
            <text:p>22.7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22" calcext:value-type="float">
            <text:p>21.2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922" calcext:value-type="float">
            <text:p>15.9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.552" calcext:value-type="float">
            <text:p>31.5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558" calcext:value-type="float">
            <text:p>18.5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209" calcext:value-type="float">
            <text:p>17.20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363" calcext:value-type="float">
            <text:p>15.3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.109" calcext:value-type="float">
            <text:p>25.10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.899" calcext:value-type="float">
            <text:p>24.89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99" calcext:value-type="float">
            <text:p>21.9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542" calcext:value-type="float">
            <text:p>21.5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.052" calcext:value-type="float">
            <text:p>23.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.419" calcext:value-type="float">
            <text:p>22.4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84" calcext:value-type="float">
            <text:p>18.8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69" calcext:value-type="float">
            <text:p>18.0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471" calcext:value-type="float">
            <text:p>20.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689" calcext:value-type="float">
            <text:p>16.6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797" calcext:value-type="float">
            <text:p>18.7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214" calcext:value-type="float">
            <text:p>17.2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.256" calcext:value-type="float">
            <text:p>17.2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138" calcext:value-type="float">
            <text:p>16.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.852" calcext:value-type="float">
            <text:p>19.8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.166" calcext:value-type="float">
            <text:p>16.1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117" calcext:value-type="float">
            <text:p>15.1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255" calcext:value-type="float">
            <text:p>14.2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026" calcext:value-type="float">
            <text:p>15.0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3" calcext:value-type="float">
            <text:p>15.3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053" calcext:value-type="float">
            <text:p>15.0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.112" calcext:value-type="float">
            <text:p>20.1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45:54.903069876</meta:creation-date>
    <dc:date>2022-06-02T16:22:09.596489864</dc:date>
    <meta:editing-duration>PT17M29S</meta:editing-duration>
    <meta:editing-cycles>1</meta:editing-cycles>
    <meta:document-statistic meta:table-count="1" meta:cell-count="539" meta:object-count="0"/>
    <meta:generator>LibreOffice/6.4.7.2$Linux_X86_64 LibreOffice_project/40$Build-2</meta:generator>
  </office:meta>
</office:document-meta>
</file>